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ide effects in compound expressions or function calls</text:h>
      <text:p text:style-name="Text_20_body">A side effect is a result of an operator, expression, statement, or function that persists even after the operator, expression, statement, or function has finished being evaluated.</text:p>
      <text:p text:style-name="Text_20_body">Side effects can often be useful:</text:p>
      <text:p text:style-name="P1">x = 5;</text:p>
      <text:p text:style-name="Text_20_body">The assignment operator has the side effect of changing the value of x permanently. Other C++ operators with useful side effects include *=, /=, %=, +=, -=, &lt;&lt;=, &gt;&gt;=, &amp;=, |=, ^=, and the infamous ++ and — operators.</text:p>
      <text:p text:style-name="Text_20_body">However, there are several places in C++ where the order of operations is undefined, and these can lead to inconsistent behavior. For example:</text:p>
      <text:p text:style-name="Preformatted_20_Text">void multiply(int x, int y)</text:p>
      <text:p text:style-name="Preformatted_20_Text">{</text:p>
      <text:p text:style-name="Preformatted_20_Text"><text:s text:c="4"/>using namespace std;</text:p>
      <text:p text:style-name="Preformatted_20_Text"><text:s text:c="4"/>cout &lt;&lt; x * y &lt;&lt; endl;</text:p>
      <text:p text:style-name="Preformatted_20_Text">}</text:p>
      <text:p text:style-name="Preformatted_20_Text"/>
      <text:p text:style-name="Preformatted_20_Text">int main()</text:p>
      <text:p text:style-name="Preformatted_20_Text">{</text:p>
      <text:p text:style-name="Preformatted_20_Text"><text:s text:c="4"/>int x = 5;</text:p>
      <text:p text:style-name="Preformatted_20_Text"><text:s text:c="4"/>std::cout &lt;&lt; multiply(x, ++x);</text:p>
      <text:p text:style-name="P1">}</text:p>
      <text:p text:style-name="Text_20_body">Because the order of evaluation of the function parameters for multiply() is undefined, this could print 30 or 36, depending on whether x or ++x is evaluated first.</text:p>
      <text:p text:style-name="Text_20_body">A slightly stranger example involving operators:</text:p>
      <text:p text:style-name="Preformatted_20_Text">int foo(int x)</text:p>
      <text:p text:style-name="Preformatted_20_Text">{</text:p>
      <text:p text:style-name="Preformatted_20_Text">return x;</text:p>
      <text:p text:style-name="Preformatted_20_Text">}</text:p>
      <text:p text:style-name="Preformatted_20_Text"/>
      <text:p text:style-name="Preformatted_20_Text">int main()</text:p>
      <text:p text:style-name="Preformatted_20_Text">{</text:p>
      <text:p text:style-name="Preformatted_20_Text"><text:s text:c="4"/>int x = 5;</text:p>
      <text:p text:style-name="Preformatted_20_Text"><text:s text:c="4"/>std::cout &lt;&lt; foo(x) * foo(++x);</text:p>
      <text:p text:style-name="P1">}</text:p>
      <text:p text:style-name="Text_20_body">Because the order of evaluation of the operands of C++ operators is undefined (for most operators — there are a few exceptions), this could also print 30 or 36, depending on whether the left or right operand is evaluated first.</text:p>
      <text:p text:style-name="Text_20_body">Also consider the following compound expression:</text:p>
      <text:p text:style-name="Preformatted_20_Text">if (x == 1 &amp;&amp; ++y == 2)</text:p>
      <text:p text:style-name="P1"><text:s text:c="4"/>// do something</text:p>
      <text:p text:style-name="Text_20_body">The intent of the programmer is probably to say “if x is 1 and the pre-incremented value of y is 2, then <text:soft-page-break/>do something”. However, if x does not equal 1, C++ uses short-circuit evaluation, which means that ++y never gets evaluated! Thus, y will only be incremented if x evaluates to 1, which is probably not what the programmer intended!</text:p>
      <text:p text:style-name="Text_20_body">A good rule of thumb is to put any operator that causes a side effect in it’s own state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5:03:05.800197964</meta:creation-date>
    <dc:date>2015-03-19T15:16:35.526381982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33" meta:word-count="324" meta:character-count="1811" meta:non-whitespace-character-count="1490"/>
  </office:meta>
</office:document-meta>
</file>